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ONDEZO CELIS, ALCIDES</text:p>
            <text:p text:style-name="P5"><text:span text:style-name="T15">Dni</text:span><text:span text:style-name="T14">:8025777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LCIDES CONDEZO CELI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7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N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>SOFIA SIPIRAN</text:span></text:p>
          </table:table-cell>
          <table:table-cell table:style-name="Tabla5.A2" office:value-type="string">
            <text:p text:style-name="P1"><text:span text:style-name="T4">GALLINAS ROJAS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41:1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